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Esteira + Pneu 400mm</text:p>
          </table:table-cell>
          <table:table-cell/>
          <table:table-cell table:style-name="ce1" table:number-columns-repeated="2"/>
          <table:table-cell/>
          <table:table-cell table:style-name="ce1" table:number-columns-repeated="9"/>
        </table:table-row>
        <table:table-row table:style-name="ro1">
          <table:table-cell table:style-name="ce2" office:value-type="string" calcext:value-type="string">
            <text:p>% de tração na frente</text:p>
          </table:table-cell>
          <table:table-cell table:style-name="ce4" office:value-type="string" calcext:value-type="string">
            <text:p>Eficiência de tração [%]</text:p>
          </table:table-cell>
          <table:table-cell table:style-name="ce4" office:value-type="string" calcext:value-type="string">
            <text:p>Peso dinâmico total [kgf]</text:p>
          </table:table-cell>
          <table:table-cell table:style-name="ce4" office:value-type="string" calcext:value-type="string">
            <text:p>P. din. / pneu dianteiro <text:s/>[kgf]</text:p>
          </table:table-cell>
          <table:table-cell table:style-name="ce4" office:value-type="string" calcext:value-type="string">
            <text:p>P. din. / pneu traseiro/esteira [kgf]</text:p>
          </table:table-cell>
          <table:table-cell table:style-name="ce4" office:value-type="string" calcext:value-type="string">
            <text:p>% do peso dinâmico na frente</text:p>
          </table:table-cell>
          <table:table-cell table:style-name="ce4" office:value-type="string" calcext:value-type="string">
            <text:p>Potência total [cv]</text:p>
          </table:table-cell>
          <table:table-cell table:style-name="ce4" office:value-type="string" calcext:value-type="string">
            <text:p>Pot. / pneu dianteiro <text:s/>[cv]</text:p>
          </table:table-cell>
          <table:table-cell table:style-name="ce4" office:value-type="string" calcext:value-type="string">
            <text:p>Pot. / pneu traseiro/esteira [cv]</text:p>
          </table:table-cell>
          <table:table-cell table:style-name="ce4" office:value-type="string" calcext:value-type="string">
            <text:p>% da potência na frente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3931" calcext:value-type="float">
            <text:p>3931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4107" calcext:value-type="float">
            <text:p>4107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4323" calcext:value-type="float">
            <text:p>4323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Pneu 400mm</text:p>
          </table:table-cell>
          <table:table-cell table:style-name="ce5" office:value-type="string" calcext:value-type="string">
            <text:p>20% do peso dinâmico atrás</text:p>
          </table:table-cell>
          <table:table-cell table:style-name="ce4" table:number-columns-repeated="8"/>
          <table:table-cell table:style-name="ce1" table:number-columns-repeated="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style-name="ce6" table:formula="of:=6696.84" office:value-type="float" office:value="6696.84" calcext:value-type="float">
            <text:p>6697</text:p>
          </table:table-cell>
          <table:table-cell table:style-name="ce10" office:value-type="float" office:value="756" calcext:value-type="float">
            <text:p>756</text:p>
          </table:table-cell>
          <table:table-cell table:style-name="ce10" office:value-type="float" office:value="1923" calcext:value-type="float">
            <text:p>192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3" calcext:value-type="float">
            <text:p>33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6578.41" calcext:value-type="float">
            <text:p>6578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1715" calcext:value-type="float">
            <text:p>17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style-name="ce8" table:formula="of:=6505" office:value-type="float" office:value="6505" calcext:value-type="float">
            <text:p>6505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1505" calcext:value-type="float">
            <text:p>150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9" office:value-type="float" office:value="6479.23" calcext:value-type="float">
            <text:p>6479</text:p>
          </table:table-cell>
          <table:table-cell table:number-columns-repeated="2" table:style-name="ce1" office:value-type="float" office:value="1296" calcext:value-type="float">
            <text:p>129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6503.8" calcext:value-type="float">
            <text:p>6504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6576.02" calcext:value-type="float">
            <text:p>6576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style-name="ce8" table:formula="of:=6693.23" office:value-type="float" office:value="6693.23" calcext:value-type="float">
            <text:p>6693</text:p>
          </table:table-cell>
          <table:table-cell table:style-name="ce1" office:value-type="float" office:value="1921" calcext:value-type="float">
            <text:p>1921</text:p>
          </table:table-cell>
          <table:table-cell table:style-name="ce10" office:value-type="float" office:value="757" calcext:value-type="float">
            <text:p>7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Esteira + Pneu 400mm</text:p>
          </table:table-cell>
          <table:table-cell table:style-name="ce4" office:value-type="string" calcext:value-type="string">
            <text:p>Fora do ponto ótimo</text:p>
          </table:table-cell>
          <table:table-cell table:style-name="ce4" table:number-columns-repeated="8"/>
          <table:table-cell table:style-name="ce1"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485" calcext:value-type="float">
            <text:p>6485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2495" calcext:value-type="float">
            <text:p>249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Pneu 250mm</text:p>
          </table:table-cell>
          <table:table-cell table:style-name="ce5" office:value-type="string" calcext:value-type="string">
            <text:p>20% do peso dinâmico atrás</text:p>
          </table:table-cell>
          <table:table-cell table:style-name="ce4" table:number-columns-repeated="8"/>
          <table:table-cell table:style-name="ce1" table:number-columns-repeated="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066" calcext:value-type="float">
            <text:p>7066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921" calcext:value-type="float">
            <text:p>19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896" calcext:value-type="float">
            <text:p>6896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628" calcext:value-type="float">
            <text:p>16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856" calcext:value-type="float">
            <text:p>6856</text:p>
          </table:table-cell>
          <table:table-cell table:number-columns-repeated="2" table:style-name="ce1" office:value-type="float" office:value="1371" calcext:value-type="float">
            <text:p>137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907" calcext:value-type="float">
            <text:p>6907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057" calcext:value-type="float">
            <text:p>7057</text:p>
          </table:table-cell>
          <table:table-cell table:style-name="ce1" office:value-type="float" office:value="1915" calcext:value-type="float">
            <text:p>1915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</table:table-row>
        <table:table-row table:style-name="ro1" table:number-rows-repeated="344">
          <table:table-cell table:style-name="ce1"/>
          <table:table-cell/>
          <table:table-cell table:style-name="ce1" table:number-columns-repeated="12"/>
        </table:table-row>
        <table:table-row table:style-name="ro1" table:number-rows-repeated="10482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 number:title="Definido pelo usuário">
      <number:number number:decimal-places="1" number:min-decimal-places="1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5:10.385115442</meta:creation-date>
    <dc:date>2022-10-13T09:46:18.869285217</dc:date>
    <meta:editing-duration>PT28M53S</meta:editing-duration>
    <meta:editing-cycles>6</meta:editing-cycles>
    <meta:generator>LibreOffice/7.3.6.2$Linux_X86_64 LibreOffice_project/30$Build-2</meta:generator>
    <meta:document-statistic meta:table-count="1" meta:cell-count="217" meta:object-count="0"/>
  </office:meta>
</office:document-meta>
</file>